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6cm" draw:marker-end="Arrow" draw:marker-end-width="0.356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3" style:family="graphic" style:parent-style-name="standard">
      <style:graphic-properties draw:stroke="solid" svg:stroke-color="#000000" draw:fill="solid" draw:fill-color="#ffffff" fo:min-height="0.962cm"/>
    </style:style>
    <style:style style:name="gr4" style:family="graphic" style:parent-style-name="standard">
      <style:graphic-properties draw:stroke="solid" svg:stroke-color="#000000" draw:fill="solid" draw:fill-color="#ffffff" fo:min-height="0.791cm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measure">
      <style:graphic-properties draw:textarea-vertical-align="middle" draw:line-distance="0.4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Fira Sans Book" fo:font-size="18pt" fo:font-style="italic" style:font-style-asian="italic" style:font-style-complex="italic"/>
    </style:style>
    <style:style style:name="P4" style:family="paragraph">
      <loext:graphic-properties draw:fill="solid" draw:fill-color="#ffffff"/>
      <style:text-properties style:font-name="Fira Sans Book" fo:font-size="18pt" fo:font-style="italic" style:font-style-asian="italic" style:font-style-complex="italic"/>
    </style:style>
    <style:style style:name="P5" style:family="paragraph">
      <style:paragraph-properties fo:text-align="center"/>
    </style:style>
    <style:style style:name="T1" style:family="text">
      <style:text-properties style:font-name="Fira Sans Book" fo:font-size="18pt" fo:font-style="italic" style:font-style-asian="italic" style:font-style-complex="italic"/>
    </style:style>
    <style:style style:name="T2" style:family="text">
      <style:text-properties style:text-position="sub 58%" style:font-name="Fira Sans Book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 Book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52cm" svg:y1="9.16cm" svg:x2="4.152cm" svg:y2="1cm">
          <text:p/>
        </draw:line>
        <draw:line draw:style-name="gr1" draw:text-style-name="P1" draw:layer="layout" svg:x1="1cm" svg:y1="5.518cm" svg:x2="12.226cm" svg:y2="5.521cm">
          <text:p/>
        </draw:line>
        <draw:custom-shape draw:style-name="gr2" draw:text-style-name="P2" draw:layer="layout" svg:width="0.432cm" svg:height="0.476cm" svg:x="3.982cm" svg:y="5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2cm" svg:height="0.432cm" svg:x="7.082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06cm" svg:height="1.212cm" svg:x="1.703cm" svg:y="2.963cm">
          <draw:text-box>
            <text:p text:style-name="P3"><text:span text:style-name="T1">q</text:span><text:span text:style-name="T2">1</text:span></text:p>
          </draw:text-box>
        </draw:frame>
        <draw:frame draw:style-name="gr4" draw:text-style-name="P4" draw:layer="layout" svg:width="0.866cm" svg:height="1.041cm" svg:x="7.652cm" svg:y="2.27cm">
          <draw:text-box>
            <text:p text:style-name="P3"><text:span text:style-name="T1">q</text:span></text:p>
          </draw:text-box>
        </draw:frame>
        <draw:line draw:style-name="gr5" draw:text-style-name="P1" draw:layer="layout" svg:x1="2.225cm" svg:y1="4.149cm" svg:x2="4.054cm" svg:y2="5.343cm">
          <text:p/>
        </draw:line>
        <draw:line draw:style-name="gr5" draw:text-style-name="P1" draw:layer="layout" svg:x1="8.137cm" svg:y1="3.311cm" svg:x2="7.248cm" svg:y2="5.216cm">
          <text:p/>
        </draw:line>
        <draw:measure draw:style-name="gr6" draw:text-style-name="P5" draw:layer="measurelines" svg:x1="4.19cm" svg:y1="7.086cm" svg:x2="7.248cm" svg:y2="7.07cm">
          <text:p><text:span text:style-name="T3">x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8:26:18.112881791</meta:creation-date>
    <dc:date>2018-02-27T19:30:55.266828728</dc:date>
    <meta:editing-duration>PT40M36S</meta:editing-duration>
    <meta:editing-cycles>3</meta:editing-cycles>
    <meta:generator>LibreOffice/5.1.6.2$Linux_X86_64 LibreOffice_project/10m0$Build-2</meta:generator>
    <meta:document-statistic meta:object-count="9"/>
  </office:meta>
</office:document-meta>
</file>